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9" style:family="table-cell" style:parent-style-name="ConstantValue" style:data-style-name="N61"/>
    <style:style style:name="ce10" style:family="table-cell" style:parent-style-name="CalcColorBox"/>
    <style:style style:name="ce11" style:family="table-cell" style:parent-style-name="Input" style:data-style-name="N61"/>
    <style:style style:name="ce12"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t already, please have a look at the README, which contains important information.&quot;)" office:value-type="string" office:string-value="If you did’t already, please have a look at the README, which contains important information." calcext:value-type="string">
            <text:p>If you did’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iodfba/sfcalcsheet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table-cell/>
          <table:table-cell office:value-type="string" calcext:value-type="string">
            <text:p>v0.13 (2020-10-02)</text:p>
          </table:table-cell>
          <table:table-cell office:value-type="string" calcext:value-type="string">
            <text:p>Rebranding to TSFCS; new Star calculator: Stellar evolution; new Satellite calculator: Lunar habitability</text:p>
          </table:table-cell>
          <table:table-cell table:number-columns-repeated="61"/>
        </table:table-row>
        <table:table-row table:style-name="ro4" table:number-rows-repeated="1048524">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9"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10"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11"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12"/>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 (rigid)</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8">00.00.0000</text:date>, <text:time style:data-style-name="N2" text:time-value="22:50:26.18527356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82"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